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6.354cm" fo:min-width="7.882cm"/>
    </style:style>
    <style:style style:name="gr2" style:family="graphic" style:parent-style-name="standard">
      <style:graphic-properties draw:textarea-horizontal-align="justify" draw:textarea-vertical-align="middle" draw:auto-grow-height="false" fo:min-height="5.678cm" fo:min-width="6.326cm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8.382cm" svg:height="6.604cm" svg:x="3.302cm" svg:y="5.33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9.652cm" svg:height="8.382cm" svg:x="14.478cm" svg:y="4.5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31T15:29:43.617618848</meta:creation-date>
    <dc:date>2018-11-07T11:48:26.543516039</dc:date>
    <meta:editing-duration>PT4M11S</meta:editing-duration>
    <meta:editing-cycles>6</meta:editing-cycles>
    <meta:generator>LibreOfficeDev/6.2.0.0.alpha0$Linux_X86_64 LibreOffice_project/d7b609f8a3672718674b8b7657c2e5a65b660da4</meta:generator>
    <meta:document-statistic meta:object-count="25"/>
  </office:meta>
</office:document-meta>
</file>